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000000080FFE7BAB542E5143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01f1" officeooo:paragraph-rsid="000e01f1"/>
    </style:style>
    <style:style style:name="P2" style:family="paragraph" style:parent-style-name="Table_20_Contents">
      <style:text-properties officeooo:rsid="0009fa3a" officeooo:paragraph-rsid="0009fa3a"/>
    </style:style>
    <style:style style:name="P3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4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8" style:family="paragraph" style:parent-style-name="Text_20_body">
      <style:text-properties officeooo:rsid="0009cde9" officeooo:paragraph-rsid="000acd8b"/>
    </style:style>
    <style:style style:name="P9" style:family="paragraph" style:parent-style-name="Text_20_body">
      <style:text-properties officeooo:rsid="0009fa3a" officeooo:paragraph-rsid="000acd8b"/>
    </style:style>
    <style:style style:name="P10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2" style:family="paragraph" style:parent-style-name="Heading_20_1">
      <style:text-properties officeooo:rsid="0009cde9" officeooo:paragraph-rsid="0009cde9"/>
    </style:style>
    <style:style style:name="P13" style:family="paragraph" style:parent-style-name="Text_20_body">
      <style:text-properties officeooo:rsid="000fe6fd" officeooo:paragraph-rsid="000fe6fd"/>
    </style:style>
    <style:style style:name="P14" style:family="paragraph" style:parent-style-name="Text_20_body" style:list-style-name="L2">
      <style:text-properties officeooo:rsid="000fe6fd" officeooo:paragraph-rsid="000fe6fd"/>
    </style:style>
    <style:style style:name="P15" style:family="paragraph" style:parent-style-name="Text_20_body" style:list-style-name="L2">
      <style:text-properties officeooo:paragraph-rsid="000fe6fd"/>
    </style:style>
    <style:style style:name="P16" style:family="paragraph" style:parent-style-name="Text_20_body" style:list-style-name="L1" style:master-page-name="">
      <style:paragraph-properties fo:margin-top="0cm" fo:margin-bottom="0cm" loext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9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20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officeooo:paragraph-rsid="000d20bf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cd8b" style:font-weight-asian="normal" style:font-weight-complex="normal"/>
    </style:style>
    <style:style style:name="T5" style:family="text">
      <style:text-properties officeooo:rsid="000d20bf"/>
    </style:style>
    <style:style style:name="T6" style:family="text">
      <style:text-properties officeooo:rsid="000e01f1"/>
    </style:style>
    <style:style style:name="T7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9" style:family="text">
      <style:text-properties officeooo:rsid="000fe6fd"/>
    </style:style>
    <style:style style:name="T10" style:family="text">
      <style:text-properties officeooo:rsid="00116f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ser Manual BatInspector</text:p>
      <text:p text:style-name="P6"/>
      <text:p text:style-name="P6"><text:span text:style-name="T4">Software</text:span><text:span text:style-name="T3">Version:</text:span><text:tab/><text:span text:style-name="T1">0.1</text:span></text:p>
      <text:p text:style-name="P6"><text:span text:style-name="T3">Date:</text:span><text:tab/><text:tab/><text:tab/><text:span text:style-name="T1">22-03-15</text:span></text:p>
      <text:p text:style-name="P6"/>
      <text:p text:style-name="P6"/>
      <text:p text:style-name="P8">BatInspector is a software to analyze and manage recordings of bat calls.</text:p>
      <text:p text:style-name="P9">It supports Elekon BatCorder project<text:span text:style-name="T1">s as well as plain WAV files</text:span></text:p>
      <text:p text:style-name="P9"/>
      <text:p text:style-name="P10">Main Features:</text:p>
      <text:list xml:id="list647140269" text:style-name="L1">
        <text:list-item>
          <text:p text:style-name="P16">manage bat recordings</text:p>
        </text:list-item>
        <text:list-item>
          <text:p text:style-name="P17">Analyze bat calls:<text:line-break/>-frequency <text:s/>max<text:line-break/>- <text:span text:style-name="T5">frequency min<text:line-break/>- </text:span>duration<text:line-break/>- <text:span text:style-name="T5">many more</text:span></text:p>
        </text:list-item>
        <text:list-item>
          <text:p text:style-name="P18">Waterfall diagrams:<text:line-break/>- zoom in and out<text:line-break/>- zoom to detected call</text:p>
        </text:list-item>
        <text:list-item>
          <text:p text:style-name="P19">play recordings in original and 10x stretched speed</text:p>
        </text:list-item>
        <text:list-item>
          <text:p text:style-name="P18">Automatic species detection (experimental)</text:p>
        </text:list-item>
        <text:list-item>
          <text:p text:style-name="P18">Manual species detection</text:p>
        </text:list-item>
        <text:list-item>
          <text:p text:style-name="P21"><text:span text:style-name="T8"><text:s/>P</text:span><text:span text:style-name="T7">owerful</text:span><text:span text:style-name="T8"> </text:span><text:span text:style-name="T7">data </text:span><text:span text:style-name="T8">filtering <text:line-break/>- </text:span><text:span text:style-name="T7">user defined filter expressions</text:span></text:p>
        </text:list-item>
        <text:list-item>
          <text:p text:style-name="P20">Show data of one project as report</text:p>
        </text:list-item>
      </text:list>
      <text:p text:style-name="P11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5"><text:a xlink:type="simple" xlink:href="#__RefHeading___Toc211_1370363548" text:style-name="Index_20_Link" text:visited-style-name="Index_20_Link">1 Document History<text:tab/>1</text:a></text:p>
          <text:p text:style-name="P5"><text:a xlink:type="simple" xlink:href="#__RefHeading___Toc105_1370363548" text:style-name="Index_20_Link" text:visited-style-name="Index_20_Link">2 Introduction<text:tab/>1</text:a></text:p>
        </text:index-body>
      </text:table-of-content>
      <text:p text:style-name="P6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Date</text:p>
          </table:table-cell>
          <table:table-cell table:style-name="Tabelle1.A1" office:value-type="string">
            <text:p text:style-name="P3">Author</text:p>
          </table:table-cell>
          <table:table-cell table:style-name="Tabelle1.C1" office:value-type="string">
            <text:p text:style-name="P3">Changes</text:p>
          </table:table-cell>
        </table:table-row>
        <table:table-row>
          <table:table-cell table:style-name="Tabelle1.A2" office:value-type="string">
            <text:p text:style-name="P2">22-<text:span text:style-name="T6">0</text:span>3-15</text:p>
          </table:table-cell>
          <table:table-cell table:style-name="Tabelle1.A2" office:value-type="string">
            <text:p text:style-name="P2">CMU</text:p>
          </table:table-cell>
          <table:table-cell table:style-name="Tabelle1.C2" office:value-type="string">
            <text:p text:style-name="P2">Initial version</text:p>
          </table:table-cell>
        </table:table-row>
      </table:table>
      <text:p text:style-name="Text_20_body"/>
      <text:h text:style-name="P12" text:outline-level="1"><text:bookmark-start text:name="__RefHeading___Toc105_1370363548"/>Introduction<text:bookmark-end text:name="__RefHeading___Toc105_1370363548"/></text:h>
      <text:h text:style-name="Heading_20_1" text:outline-level="1">Installation <text:span text:style-name="T1">and setup</text:span></text:h>
      <text:h text:style-name="Heading_20_2" text:outline-level="2">Installation</text:h>
      <text:list xml:id="list2769813358" text:style-name="L2">
        <text:list-item>
          <text:p text:style-name="P15"><text:span text:style-name="T9">Install the latest version of R-Studio: <text:line-break/></text:span><text:a xlink:type="simple" xlink:href="https://www.rstudio.com/products/rstudio/download/" text:style-name="Internet_20_link" text:visited-style-name="Visited_20_Internet_20_Link"><text:span text:style-name="T9">https://www.rstudio.com/products/rstudio/download/</text:span></text:a></text:p>
        </text:list-item>
        <text:list-item>
          <text:p text:style-name="P14">Install BatInspector:<text:line-break/>call setup.exe and follow the instructions</text:p>
        </text:list-item>
      </text:list>
      <text:p text:style-name="P13"/>
      <text:h text:style-name="Heading_20_1" text:outline-level="1">Basic Workflow</text:h>
      <text:h text:style-name="Heading_20_2" text:outline-level="2">Copy Data <text:s/>to Workstation</text:h>
      <text:p text:style-name="P13">In order to work with the recorded data, they must first be copied to the PC. <text:span text:style-name="T10">Copy the data to a folder in your hard disk. Each project or recording session should have its own directory.</text:span></text:p>
      <text:h text:style-name="Heading_20_2" text:outline-level="2">Open a Project</text:h>
      <text:h text:style-name="Heading_20_2" text:outline-level="2">Analyze calls automatically</text:h>
      <text:h text:style-name="Heading_20_2" text:outline-level="2"><text:span text:style-name="T2">Working with</text:span> <text:span text:style-name="T2">F</text:span>ilter<text:span text:style-name="T1">s</text:span></text:h>
      <text:h text:style-name="Heading_20_2" text:outline-level="2">Analyze calls manually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Table_20_Contents">
      <style:text-properties officeooo:rsid="000e01f1" officeooo:paragraph-rsid="000e01f1"/>
    </style:style>
    <style:style style:name="M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1"><draw:image xlink:href="Pictures/100002010000008000000080FFE7BAB542E51439.png" xlink:type="simple" xlink:show="embed" xlink:actuate="onLoad" loext:mime-type="image/png"/></draw:frame></text:p>
            </table:table-cell>
          </table:table-row>
          <table:table-row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2">Page 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5T15:05:01.511000000</meta:creation-date>
    <dc:date>2022-03-17T12:59:00.987000000</dc:date>
    <meta:editing-duration>PT2H58M57S</meta:editing-duration>
    <meta:editing-cycles>6</meta:editing-cycles>
    <meta:generator>LibreOffice/6.3.5.2$Windows_X86_64 LibreOffice_project/dd0751754f11728f69b42ee2af66670068624673</meta:generator>
    <meta:document-statistic meta:table-count="2" meta:image-count="1" meta:object-count="0" meta:page-count="2" meta:paragraph-count="38" meta:word-count="209" meta:character-count="1257" meta:non-whitespace-character-count="1099"/>
  </office:meta>
</office:document-meta>
</file>